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NOBLEJAS ARRIETA DE PANDURO, LEONOR ODALIS</text:p>
            <text:p text:style-name="P5"><text:span text:style-name="T15">Dni</text:span><text:span text:style-name="T14">:775157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NOBLEJAS ARRIETA DE PANDURO, LEONOR ODALI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75157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LMACEN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JUVAR</text:span></text:p>
          </table:table-cell>
          <table:table-cell table:style-name="Tabla5.A2" office:value-type="string">
            <text:p text:style-name="P1"><text:span text:style-name="T4">POLLO ROSS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51:0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